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size-asian="9pt" style:font-weight-asian="normal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fo:letter-spacing="normal" style:font-name-asian="sans-serif" style:language-asian="zh" style:country-asian="none" style:font-style-asian="normal" style:font-weight-asian="normal"/>
    </style:style>
    <style:style style:name="P5" style:family="paragraph" style:parent-style-name="Text_20_body">
      <style:paragraph-properties fo:margin-left="0in" fo:margin-right="0in" fo:margin-top="0in" fo:margin-bottom="0in" fo:text-align="center" style:justify-single-word="false" fo:text-indent="0in" style:auto-text-indent="false" fo:padding="0.0311in" fo:border="0.06pt solid #cccccc"/>
      <style:text-properties fo:font-variant="normal" fo:text-transform="none" fo:color="#0b0080" style:text-line-through-style="none" fo:letter-spacing="normal" style:text-underline-style="none" style:text-blinking="false" fo:background-color="#f9f9f9"/>
    </style:style>
    <style:style style:name="P6" style:family="paragraph" style:parent-style-name="Text_20_body" style:list-style-name="L1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00" style:font-name="sans-serif" fo:letter-spacing="normal" fo:language="zh" fo:country="none" fo:font-style="normal" fo:font-weight="normal"/>
    </style:style>
    <style:style style:name="P7" style:family="paragraph" style:parent-style-name="Text_20_body" style:list-style-name="L4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00" style:font-name="sans-serif" fo:letter-spacing="normal" fo:language="zh" fo:country="none" fo:font-style="normal" fo:font-weight="normal"/>
    </style:style>
    <style:style style:name="P8" style:family="paragraph" style:parent-style-name="Text_20_body" style:list-style-name="L2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00" fo:letter-spacing="normal" style:font-name-asian="sans-serif" style:language-asian="zh" style:country-asian="none" style:font-style-asian="normal" style:font-weight-asian="normal"/>
    </style:style>
    <style:style style:name="P9" style:family="paragraph" style:parent-style-name="Text_20_body" style:list-style-name="L5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00" fo:letter-spacing="normal" style:font-name-asian="sans-serif" style:language-asian="zh" style:country-asian="none" style:font-style-asian="normal" style:font-weight-asian="normal"/>
    </style:style>
    <style:style style:name="P10" style:family="paragraph" style:parent-style-name="Text_20_body" style:list-style-name="L3">
      <style:paragraph-properties fo:margin-left="0in" fo:margin-right="0in" fo:margin-top="0in" fo:margin-bottom="0in" fo:text-indent="0in" style:auto-text-indent="false" fo:padding="0in" fo:border="none"/>
      <style:text-properties fo:font-variant="normal" fo:text-transform="none" fo:color="#000000" fo:letter-spacing="normal"/>
    </style:style>
    <style:style style:name="P11" style:family="paragraph" style:parent-style-name="Text_20_body" style:list-style-name="L1">
      <style:paragraph-properties fo:margin-top="0in" fo:margin-bottom="0in" fo:padding="0in" fo:border="none"/>
      <style:text-properties fo:font-variant="normal" fo:text-transform="none" fo:color="#000000" style:font-name="sans-serif" fo:letter-spacing="normal" fo:language="zh" fo:country="none" fo:font-style="normal" fo:font-weight="normal"/>
    </style:style>
    <style:style style:name="P12" style:family="paragraph" style:parent-style-name="Text_20_body" style:list-style-name="L4">
      <style:paragraph-properties fo:margin-top="0in" fo:margin-bottom="0in" fo:padding="0in" fo:border="none"/>
      <style:text-properties fo:font-variant="normal" fo:text-transform="none" fo:color="#000000" style:font-name="sans-serif" fo:letter-spacing="normal" fo:language="zh" fo:country="none" fo:font-style="normal" fo:font-weight="normal"/>
    </style:style>
    <style:style style:name="P13" style:family="paragraph" style:parent-style-name="Text_20_body" style:list-style-name="L3">
      <style:paragraph-properties fo:margin-top="0in" fo:margin-bottom="0in" fo:padding="0in" fo:border="none"/>
      <style:text-properties fo:font-variant="normal" fo:text-transform="none" fo:color="#000000" fo:letter-spacing="normal"/>
    </style:style>
    <style:style style:name="P14" style:family="paragraph" style:parent-style-name="Text_20_body" style:list-style-name="L5">
      <style:paragraph-properties fo:margin-top="0in" fo:margin-bottom="0in" fo:padding="0in" fo:border="none"/>
      <style:text-properties fo:font-variant="normal" fo:text-transform="none" fo:color="#000000" fo:letter-spacing="normal"/>
    </style:style>
    <style:style style:name="P15" style:family="paragraph" style:parent-style-name="Text_20_body">
      <style:paragraph-properties fo:text-align="start" style:justify-single-word="false" fo:padding="0in" fo:border="none"/>
      <style:text-properties fo:font-variant="normal" fo:text-transform="none" fo:color="#000000" style:font-name="sans-serif" fo:font-size="9.75pt" fo:letter-spacing="normal" fo:language="zh" fo:country="none" fo:font-style="normal" fo:font-weight="normal" fo:background-color="#f9f9f9"/>
    </style:style>
    <style:style style:name="P16" style:family="paragraph" style:parent-style-name="Heading_20_2">
      <style:paragraph-properties fo:margin-left="0in" fo:margin-right="0in" fo:margin-top="0in" fo:margin-bottom="0in" fo:text-indent="0in" style:auto-text-indent="false" fo:padding="0in" fo:border="none"/>
    </style:style>
    <style:style style:name="T1" style:family="text">
      <style:text-properties style:font-name="sans-serif" fo:language="zh" fo:country="none" fo:font-style="normal" fo:font-weight="normal"/>
    </style:style>
    <style:style style:name="T2" style:family="text">
      <style:text-properties style:font-name-asian="sans-serif" style:language-asian="zh" style:country-asian="none" style:font-style-asian="normal" style:font-weight-asian="normal"/>
    </style:style>
    <style:style style:name="T3" style:family="text">
      <style:text-properties fo:color="#0b0080" style:text-line-through-style="none" style:text-underline-style="none" style:text-blinking="false" style:language-asian="zh" style:country-asian="none"/>
    </style:style>
    <style:style style:name="T4" style:family="text">
      <style:text-properties fo:color="#0b0080" style:text-line-through-style="none" fo:language="zh" fo:country="none" style:text-underline-style="none" style:text-blinking="false"/>
    </style:style>
    <style:style style:name="T5" style:family="text">
      <style:text-properties fo:font-variant="normal" fo:text-transform="none" fo:color="#000000" style:font-name="sans-serif" fo:letter-spacing="normal" fo:language="zh" fo:country="none" fo:font-style="normal" fo:font-weight="normal"/>
    </style:style>
    <style:style style:name="T6" style:family="text">
      <style:text-properties fo:font-variant="normal" fo:text-transform="none" fo:color="#000000" style:font-name="sans-serif" fo:font-size="16.5pt" fo:letter-spacing="normal" fo:language="zh" fo:country="none" fo:font-style="normal" fo:font-weight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style:font-name-asian="sans-serif" style:language-asian="zh" style:country-asian="none" style:font-style-asian="normal" style:font-weight-asian="normal"/>
    </style:style>
    <style:style style:name="T9" style:family="text">
      <style:text-properties fo:font-variant="normal" fo:text-transform="none" fo:color="#000000" fo:letter-spacing="normal" style:font-name-asian="sans-serif" style:font-size-asian="16.5pt" style:language-asian="zh" style:country-asian="none" style:font-style-asian="normal" style:font-weight-asian="normal"/>
    </style:style>
    <style:style style:name="T10" style:family="text">
      <style:text-properties fo:font-variant="normal" fo:text-transform="none" fo:color="#0b0080" style:text-line-through-style="none" fo:letter-spacing="normal" style:text-underline-style="none" style:text-blinking="false" style:font-name-asian="sans-serif" style:language-asian="zh" style:country-asian="none" style:font-style-asian="normal" style:font-weight-asian="normal"/>
    </style:style>
    <style:style style:name="T11" style:family="text">
      <style:text-properties fo:font-variant="normal" fo:text-transform="none" fo:color="#0b0080" style:text-line-through-style="none" fo:letter-spacing="normal" style:text-underline-style="none" style:text-blinking="false" style:font-name-asian="sans-serif" style:font-size-asian="16.5pt" style:language-asian="zh" style:country-asian="none" style:font-style-asian="normal" style:font-weight-asian="normal"/>
    </style:style>
    <style:style style:name="T12" style:family="text">
      <style:text-properties fo:font-variant="normal" fo:text-transform="none" fo:color="#0b0080" style:text-line-through-style="none" style:font-name="sans-serif" fo:letter-spacing="normal" fo:language="zh" fo:country="none" fo:font-style="normal" style:text-underline-style="none" fo:font-weight="normal" style:text-blinking="false"/>
    </style:style>
    <style:style style:name="T13" style:family="text">
      <style:text-properties fo:language="zh" fo:country="none"/>
    </style:style>
    <style:style style:name="T14" style:family="text">
      <style:text-properties fo:language="zh" fo:country="none" fo:font-weight="bold"/>
    </style:style>
    <style:style style:name="T15" style:family="text">
      <style:text-properties style:language-asian="zh" style:country-asian="none"/>
    </style:style>
    <style:style style:name="T16" style:family="text">
      <style:text-properties style:language-asian="zh" style:country-asian="none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6pt solid #ccccc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8">斯特灵数</text:span><text:span text:style-name="T5">[</text:span><text:a xlink:type="simple" xlink:href="http://zh.wikipedia.org/w/index.php?title=斯特灵数&amp;action=edit&amp;section=0"><text:span text:style-name="T10">编辑</text:span></text:a><text:span text:style-name="T5">]</text:span></text:h>
      <text:section text:style-name="Sect1" text:name="bodyContent">
        <text:p text:style-name="P2"/>
        <text:section text:style-name="Sect1" text:name="siteSub">
          <text:p text:style-name="P1">维基百科，自由的百科全书</text:p>
        </text:section>
        <text:section text:style-name="Sect1" text:name="contentSub">
          <text:p text:style-name="P2"/>
        </text:section>
        <text:section text:style-name="Sect1" text:name="jump-to-nav">
          <text:p text:style-name="Text_20_body"/>
        </text:section>
        <text:section text:style-name="Sect2" text:name="mw-content-text">
          <text:p text:style-name="P2"><text:span text:style-name="T15">在組合數學，</text:span><text:span text:style-name="T14">Stirling</text:span><text:span text:style-name="T16">數</text:span><text:span text:style-name="T15">可指兩類數，都是由</text:span><text:a xlink:type="simple" xlink:href="http://zh.wikipedia.org/wiki/18世紀"><text:span text:style-name="T4">18</text:span></text:a><text:a xlink:type="simple" xlink:href="http://zh.wikipedia.org/wiki/18世紀"><text:span text:style-name="T3">世紀</text:span></text:a><text:span text:style-name="T15">數學家</text:span><text:span text:style-name="T13">James Stirling</text:span><text:span text:style-name="T15">提出的。</text:span></text:p>
          <text:h text:style-name="P16" text:outline-level="2"><text:bookmark text:name=".E7.AC.AC.E4.B8.80.E9.A1.9E"/><text:span text:style-name="T9">第一類</text:span><text:span text:style-name="T6">[</text:span><text:a xlink:type="simple" xlink:href="http://zh.wikipedia.org/w/index.php?title=斯特灵数&amp;action=edit&amp;section=1"><text:span text:style-name="T11">编辑</text:span></text:a><text:span text:style-name="T6">]</text:span></text:h>
          <text:p text:style-name="P5"><draw:a xlink:type="simple" xlink:href="http://zh.wikipedia.org/wiki/File:Stirling_first_four_two.png"><draw:frame draw:style-name="fr1" draw:name="graphics1" text:anchor-type="as-char" svg:width="3.302in" svg:height="2.4583in" draw:z-index="0"><draw:image xlink:href="http://upload.wikimedia.org/wikipedia/commons/6/64/Stirling_first_four_two.png" xlink:type="simple" xlink:show="embed" xlink:actuate="onLoad"/></draw:frame></draw:a></text:p>
          <text:p text:style-name="P15">s(4,2)=11</text:p>
          <text:p text:style-name="P2"><text:span text:style-name="T8">第一類</text:span><text:span text:style-name="T5">Stirling</text:span><text:span text:style-name="T8">數是有正負的，其絕對值是</text:span><text:span text:style-name="T8"><draw:frame draw:style-name="fr2" draw:name="graphics2" text:anchor-type="as-char" svg:width="0.1252in" svg:height="0.0937in" draw:z-index="1"><draw:image xlink:href="http://upload.wikimedia.org/math/7/b/8/7b8b965ad4bca0e41ab51de7b31363a1.png" xlink:type="simple" xlink:show="embed" xlink:actuate="onLoad"/><svg:title>n</svg:title></draw:frame></text:span><text:span text:style-name="T8">個元素的項目分作</text:span><text:span text:style-name="T8"><draw:frame draw:style-name="fr2" draw:name="graphics3" text:anchor-type="as-char" svg:width="0.0937in" svg:height="0.1457in" draw:z-index="2"><draw:image xlink:href="http://upload.wikimedia.org/math/8/c/e/8ce4b16b22b58894aa86c421e8759df3.png" xlink:type="simple" xlink:show="embed" xlink:actuate="onLoad"/><svg:title>k</svg:title></draw:frame></text:span><text:span text:style-name="T8">個環</text:span><text:a xlink:type="simple" xlink:href="http://zh.wikipedia.org/wiki/排列"><text:span text:style-name="T10">排列</text:span></text:a><text:span text:style-name="T8">的方法數目。常用的表示方法有</text:span><text:span text:style-name="T8"><draw:frame draw:style-name="fr2" draw:name="graphics4" text:anchor-type="as-char" svg:width="1.0417in" svg:height="0.5417in" draw:z-index="3"><draw:image xlink:href="http://upload.wikimedia.org/math/8/4/9/8494c8de074f7e71c7fbb634d3f83fd6.png" xlink:type="simple" xlink:show="embed" xlink:actuate="onLoad"/><svg:title>s(n,k) , \left[\begin{matrix} n \\ k \end{matrix}\right]</svg:title></draw:frame></text:span><text:span text:style-name="T8">。</text:span></text:p>
          <text:p text:style-name="P4">換個較生活化的說法，就是有<draw:frame draw:style-name="fr2" draw:name="graphics5" text:anchor-type="as-char" svg:width="0.1252in" svg:height="0.0937in" draw:z-index="4"><draw:image xlink:href="http://upload.wikimedia.org/math/7/b/8/7b8b965ad4bca0e41ab51de7b31363a1.png" xlink:type="simple" xlink:show="embed" xlink:actuate="onLoad"/><svg:title>n</svg:title></draw:frame>個人分成<draw:frame draw:style-name="fr2" draw:name="graphics6" text:anchor-type="as-char" svg:width="0.0937in" svg:height="0.1457in" draw:z-index="5"><draw:image xlink:href="http://upload.wikimedia.org/math/8/c/e/8ce4b16b22b58894aa86c421e8759df3.png" xlink:type="simple" xlink:show="embed" xlink:actuate="onLoad"/><svg:title>k</svg:title></draw:frame>組，每組內再按特定順序圍圈的分組方法的數目。例如<draw:frame draw:style-name="fr2" draw:name="graphics7" text:anchor-type="as-char" svg:width="0.5937in" svg:height="0.2398in" draw:z-index="6"><draw:image xlink:href="http://upload.wikimedia.org/math/f/3/f/f3f3859cc2ed9b8544bfcfff1517f305.png" xlink:type="simple" xlink:show="embed" xlink:actuate="onLoad"/><svg:title>s(4,2)</svg:title></draw:frame>：</text:p>
          <text:list xml:id="list2043205500" text:style-name="L1">
            <text:list-item>
              <text:p text:style-name="P6">{A,B},{C,D}</text:p>
            </text:list-item>
            <text:list-item>
              <text:p text:style-name="P11">{A,C},{B,D}</text:p>
            </text:list-item>
            <text:list-item>
              <text:p text:style-name="P11">{A,D},{B,C}</text:p>
            </text:list-item>
            <text:list-item>
              <text:p text:style-name="P11">{A},{B,C,D}</text:p>
            </text:list-item>
            <text:list-item>
              <text:p text:style-name="P11">{A},{B,D,C}</text:p>
            </text:list-item>
            <text:list-item>
              <text:p text:style-name="P11">{B},{A,C,D}</text:p>
            </text:list-item>
            <text:list-item>
              <text:p text:style-name="P11">{B},{A,D,C}</text:p>
            </text:list-item>
            <text:list-item>
              <text:p text:style-name="P11">{C},{A,B,D}</text:p>
            </text:list-item>
            <text:list-item>
              <text:p text:style-name="P11">{C},{A,D,B}</text:p>
            </text:list-item>
            <text:list-item>
              <text:p text:style-name="P11"><text:soft-page-break/>{D},{A,B,C}</text:p>
            </text:list-item>
            <text:list-item>
              <text:p text:style-name="P11">{D},{A,C,B}</text:p>
            </text:list-item>
          </text:list>
          <text:p text:style-name="P4">這可以用有向圖來表示。</text:p>
          <text:list xml:id="list639472554" text:style-name="L2">
            <text:list-item>
              <text:p text:style-name="P8">給定<draw:frame draw:style-name="fr2" draw:name="graphics8" text:anchor-type="as-char" svg:width="1.9791in" svg:height="0.2398in" draw:z-index="7"><draw:image xlink:href="http://upload.wikimedia.org/math/7/8/9/789cfd72e6e6976ba3be20f4fcd4de89.png" xlink:type="simple" xlink:show="embed" xlink:actuate="onLoad"/><svg:title>s(n,0)=0,s(1,1)=1</svg:title></draw:frame>，有遞歸關係<draw:frame draw:style-name="fr2" draw:name="graphics9" text:anchor-type="as-char" svg:width="3.1146in" svg:height="0.2083in" draw:z-index="8"><draw:image xlink:href="http://upload.wikimedia.org/math/c/c/c/ccca26fe6b0bbce88657beaf111e53d2.png" xlink:type="simple" xlink:show="embed" xlink:actuate="onLoad"/><svg:title>s(n+1,k)=s(n,k-1) + n \; s(n,k)</svg:title></draw:frame></text:p>
            </text:list-item>
          </text:list>
          <text:p text:style-name="P3"><text:span text:style-name="T2">递推关系的说明：考虑第</text:span><text:span text:style-name="T1">n+1</text:span><text:span text:style-name="T2">个物品，</text:span><text:span text:style-name="T1">n+1</text:span><text:span text:style-name="T2">可以单独构成一个非空循环排列，这样前</text:span><text:span text:style-name="T1">n</text:span><text:span text:style-name="T2">种物品构成</text:span><text:span text:style-name="T1">k-1</text:span><text:span text:style-name="T2">个非空循环排列，方法数为</text:span><text:span text:style-name="T1">s(n,k-1)</text:span><text:span text:style-name="T2">；也可以前</text:span><text:span text:style-name="T1">n</text:span><text:span text:style-name="T2">种物品构成</text:span><text:span text:style-name="T1">k</text:span><text:span text:style-name="T2">个非空循环排列，而第</text:span><text:span text:style-name="T1">n+1</text:span><text:span text:style-name="T2">个物品插入第</text:span><text:span text:style-name="T1">i</text:span><text:span text:style-name="T2">个物品的左边，这有</text:span><text:span text:style-name="T1">n*s(n,k)</text:span><text:span text:style-name="T2">种方法。</text:span></text:p>
          <text:p text:style-name="P2"/>
          <text:list xml:id="list2113897759" text:style-name="L3">
            <text:list-item>
              <text:p text:style-name="P10"><draw:frame draw:style-name="fr2" draw:name="graphics10" text:anchor-type="as-char" svg:width="1.698in" svg:height="0.2398in" draw:z-index="9"><draw:image xlink:href="http://upload.wikimedia.org/math/b/1/f/b1f220969eb27e522efe1d0ffaa0c33e.png" xlink:type="simple" xlink:show="embed" xlink:actuate="onLoad"/><svg:title>| s(n,1) | =(n-1)!</svg:title></draw:frame></text:p>
            </text:list-item>
            <text:list-item>
              <text:p text:style-name="P13"><draw:frame draw:style-name="fr2" draw:name="graphics11" text:anchor-type="as-char" svg:width="2.3228in" svg:height="0.2602in" draw:z-index="10"><draw:image xlink:href="http://upload.wikimedia.org/math/d/b/e/dbec6ce8c920e896f785c4eb0d6c2f12.png" xlink:type="simple" xlink:show="embed" xlink:actuate="onLoad"/><svg:title>s(n,k) = (-1)^{n+k} | s(n,k) |</svg:title></draw:frame></text:p>
            </text:list-item>
            <text:list-item>
              <text:p text:style-name="P13"><draw:frame draw:style-name="fr2" draw:name="graphics12" text:anchor-type="as-char" svg:width="2.052in" svg:height="0.2398in" draw:z-index="11"><draw:image xlink:href="http://upload.wikimedia.org/math/3/a/4/3a4ca46f9cf3d62d7cf4937c51ca0927.png" xlink:type="simple" xlink:show="embed" xlink:actuate="onLoad"/><svg:title>s(n,n-1) = - C(n,2)</svg:title></draw:frame></text:p>
            </text:list-item>
            <text:list-item>
              <text:p text:style-name="P13"><draw:frame draw:style-name="fr2" draw:name="graphics13" text:anchor-type="as-char" svg:width="2.5311in" svg:height="0.2189in" draw:z-index="12"><draw:image xlink:href="http://upload.wikimedia.org/math/e/c/1/ec1344dad38d54ddd211c8acb83aba75.png" xlink:type="simple" xlink:show="embed" xlink:actuate="onLoad"/><svg:title>s(n,2) = (-1)^n (n-1)!\; H_{n-1}</svg:title></draw:frame></text:p>
            </text:list-item>
            <text:list-item>
              <text:p text:style-name="P13"><draw:frame draw:style-name="fr2" draw:name="graphics14" text:anchor-type="as-char" svg:width="3.9272in" svg:height="0.448in" draw:z-index="13"><draw:image xlink:href="http://upload.wikimedia.org/math/8/b/0/8b074a8e91fdb536ac2e87387cf3ff12.png" xlink:type="simple" xlink:show="embed" xlink:actuate="onLoad"/><svg:title>s(n,3) = \frac{1}{2} (-1)^{n-1} (n-1)! [ (H_{n-1})^2 - H_{n-1}^{(2)} ]</svg:title></draw:frame></text:p>
            </text:list-item>
          </text:list>
          <text:p text:style-name="P2"><text:span text:style-name="T7"><draw:frame draw:style-name="fr2" draw:name="graphics15" text:anchor-type="as-char" svg:width="0.4063in" svg:height="0.2602in" draw:z-index="14"><draw:image xlink:href="http://upload.wikimedia.org/math/3/a/1/3a16b2c17edf0678b708edab632db6a5.png" xlink:type="simple" xlink:show="embed" xlink:actuate="onLoad"/><svg:title>H_n^{(m)}</svg:title></draw:frame></text:span><text:span text:style-name="T8">是</text:span><text:a xlink:type="simple" xlink:href="http://zh.wikipedia.org/wiki/調和數"><text:span text:style-name="T10">調和數</text:span></text:a><text:span text:style-name="T8">的推廣。</text:span></text:p>
          <text:p text:style-name="P2"><text:span text:style-name="T7"><draw:frame draw:style-name="fr2" draw:name="graphics16" text:anchor-type="as-char" svg:width="0.552in" svg:height="0.2189in" draw:z-index="15"><draw:image xlink:href="http://upload.wikimedia.org/math/0/c/2/0c2fa30c04ea567d866c3725384d8cc8.png" xlink:type="simple" xlink:show="embed" xlink:actuate="onLoad"/><svg:title>s(n,k)</svg:title></draw:frame></text:span><text:span text:style-name="T8">是遞降</text:span><text:a xlink:type="simple" xlink:href="http://zh.wikipedia.org/wiki/階乘"><text:span text:style-name="T10">階乘</text:span></text:a><text:span text:style-name="T8">多項式的係數：</text:span></text:p>
          <text:p text:style-name="P3"><draw:frame draw:style-name="fr2" draw:name="graphics17" text:anchor-type="as-char" svg:width="4.5311in" svg:height="0.5102in" draw:z-index="16"><draw:image xlink:href="http://upload.wikimedia.org/math/c/1/4/c14c56a7744b9ced38ac31d6467fc5ba.png" xlink:type="simple" xlink:show="embed" xlink:actuate="onLoad"/><svg:title>x^{\underline{n}}= x(x-1)(x-2)\ldots(x-n+1) = \sum_{k=1}^n s(n,k)x^k</svg:title></draw:frame></text:p>
          <text:h text:style-name="P16" text:outline-level="2"><text:bookmark text:name=".E7.AC.AC.E4.BA.8C.E9.A1.9E"/><text:span text:style-name="T9">第二類</text:span><text:span text:style-name="T6">[</text:span><text:a xlink:type="simple" xlink:href="http://zh.wikipedia.org/w/index.php?title=斯特灵数&amp;action=edit&amp;section=2"><text:span text:style-name="T11">编辑</text:span></text:a><text:span text:style-name="T6">]</text:span></text:h>
          <text:p text:style-name="P3"><text:span text:style-name="T2">第二類</text:span><text:span text:style-name="T1">Stirling</text:span><text:span text:style-name="T2">數是</text:span><text:span text:style-name="T2"><draw:frame draw:style-name="fr2" draw:name="graphics18" text:anchor-type="as-char" svg:width="0.1252in" svg:height="0.0937in" draw:z-index="17"><draw:image xlink:href="http://upload.wikimedia.org/math/7/b/8/7b8b965ad4bca0e41ab51de7b31363a1.png" xlink:type="simple" xlink:show="embed" xlink:actuate="onLoad"/><svg:title>n</svg:title></draw:frame></text:span><text:span text:style-name="T2">個元素的集定義</text:span><text:span text:style-name="T1">k</text:span><text:span text:style-name="T2">個等價類的方法數目。常用的表示方法有</text:span><text:span text:style-name="T2"><draw:frame draw:style-name="fr2" draw:name="graphics19" text:anchor-type="as-char" svg:width="1.5417in" svg:height="0.5in" draw:z-index="18"><draw:image xlink:href="http://upload.wikimedia.org/math/1/a/a/1aa967695b35d9f02248828bf8e02aca.png" xlink:type="simple" xlink:show="embed" xlink:actuate="onLoad"/><svg:title>S(n,k) , S_n^{(k)} ,  \left\{\begin{matrix} n \\ k \end{matrix}\right\}</svg:title></draw:frame></text:span><text:span text:style-name="T2">。</text:span></text:p>
          <text:p text:style-name="P3"><text:span text:style-name="T2">換個較生活化的說法，就是有</text:span><text:span text:style-name="T2"><draw:frame draw:style-name="fr2" draw:name="graphics20" text:anchor-type="as-char" svg:width="0.1252in" svg:height="0.0937in" draw:z-index="19"><draw:image xlink:href="http://upload.wikimedia.org/math/7/b/8/7b8b965ad4bca0e41ab51de7b31363a1.png" xlink:type="simple" xlink:show="embed" xlink:actuate="onLoad"/><svg:title>n</svg:title></draw:frame></text:span><text:span text:style-name="T2">個人分成</text:span><text:span text:style-name="T2"><draw:frame draw:style-name="fr2" draw:name="graphics21" text:anchor-type="as-char" svg:width="0.0937in" svg:height="0.1457in" draw:z-index="20"><draw:image xlink:href="http://upload.wikimedia.org/math/8/c/e/8ce4b16b22b58894aa86c421e8759df3.png" xlink:type="simple" xlink:show="embed" xlink:actuate="onLoad"/><svg:title>k</svg:title></draw:frame></text:span><text:span text:style-name="T2">組的分組方法的數目。例如有甲、乙、丙、丁四人，若所有人分成</text:span><text:span text:style-name="T1">1</text:span><text:span text:style-name="T2">組，只有所有人在同一組這個方法，因此</text:span><text:span text:style-name="T2"><draw:frame draw:style-name="fr2" draw:name="graphics22" text:anchor-type="as-char" svg:width="1.0102in" svg:height="0.2398in" draw:z-index="21"><draw:image xlink:href="http://upload.wikimedia.org/math/d/7/3/d738e859ff0a025be39f77c3e01750f0.png" xlink:type="simple" xlink:show="embed" xlink:actuate="onLoad"/><svg:title>S(4,1)=1</svg:title></draw:frame></text:span><text:span text:style-name="T2">；若所有人分成</text:span><text:span text:style-name="T1">4</text:span><text:span text:style-name="T2">組，只可以人人獨立一組，因此</text:span><text:span text:style-name="T2"><draw:frame draw:style-name="fr2" draw:name="graphics23" text:anchor-type="as-char" svg:width="1.0102in" svg:height="0.2398in" draw:z-index="22"><draw:image xlink:href="http://upload.wikimedia.org/math/e/e/b/eeb39566f5f858d5ec3341f1bae809db.png" xlink:type="simple" xlink:show="embed" xlink:actuate="onLoad"/><svg:title>S(4,4)=1</svg:title></draw:frame></text:span><text:span text:style-name="T2">；若分成</text:span><text:span text:style-name="T1">2</text:span><text:span text:style-name="T2">組，可以是甲乙一組、丙丁一組，或甲丙一組、乙丁一組，或甲丁一組、乙丙一組，或其中三人同一組另一人獨立一組，即是：</text:span></text:p>
          <text:list xml:id="list1351847645" text:style-name="L4">
            <text:list-item>
              <text:p text:style-name="P7">{A,B},{C,D}</text:p>
            </text:list-item>
            <text:list-item>
              <text:p text:style-name="P12">{A,C},{B,D}</text:p>
            </text:list-item>
            <text:list-item>
              <text:p text:style-name="P12">{A,D},{B,C}</text:p>
            </text:list-item>
            <text:list-item>
              <text:p text:style-name="P12">{A},{B,C,D}</text:p>
            </text:list-item>
            <text:list-item>
              <text:p text:style-name="P12">{B},{A,C,D}</text:p>
            </text:list-item>
            <text:list-item>
              <text:p text:style-name="P12"><text:soft-page-break/>{C},{A,B,D}</text:p>
            </text:list-item>
            <text:list-item>
              <text:p text:style-name="P12">{D},{A,B,C}</text:p>
            </text:list-item>
          </text:list>
          <text:p text:style-name="P4">因此<draw:frame draw:style-name="fr2" draw:name="graphics24" text:anchor-type="as-char" svg:width="1.0102in" svg:height="0.2398in" draw:z-index="23"><draw:image xlink:href="http://upload.wikimedia.org/math/7/5/f/75f9892897d72d7443722540c661fc12.png" xlink:type="simple" xlink:show="embed" xlink:actuate="onLoad"/><svg:title>S(4,2)=7</svg:title></draw:frame>。</text:p>
          <text:p text:style-name="P2"/>
          <text:list xml:id="list1842968913" text:style-name="L5">
            <text:list-item>
              <text:p text:style-name="P9">給定<draw:frame draw:style-name="fr2" draw:name="graphics25" text:anchor-type="as-char" svg:width="1.9063in" svg:height="0.2398in" draw:z-index="24"><draw:image xlink:href="http://upload.wikimedia.org/math/9/a/8/9a8a84d2e4610c10d9c72b77787d49c2.png" xlink:type="simple" xlink:show="embed" xlink:actuate="onLoad"/><svg:title>S(n,n)=S(n,1)=1</svg:title></draw:frame>，有遞歸關係<draw:frame draw:style-name="fr2" draw:name="graphics26" text:anchor-type="as-char" svg:width="3.5311in" svg:height="0.2189in" draw:z-index="25"><draw:image xlink:href="http://upload.wikimedia.org/math/e/c/e/eced8559e60ae2e66cb5bbab6443d8a9.png" xlink:type="simple" xlink:show="embed" xlink:actuate="onLoad"/><svg:title>S(n,k) = S(n-1,k-1) + k S(n-1,k)</svg:title></draw:frame></text:p>
            </text:list-item>
            <text:list-item>
              <text:p text:style-name="P14"><text:span text:style-name="T2">递推关系的说明：考虑第</text:span><text:span text:style-name="T1">n</text:span><text:span text:style-name="T2">个物品，</text:span><text:span text:style-name="T1">n</text:span><text:span text:style-name="T2">可以单独构成一个非空集合，此时前</text:span><text:span text:style-name="T1">n-1</text:span><text:span text:style-name="T2">个物品构成</text:span><text:span text:style-name="T1">k-1</text:span><text:span text:style-name="T2">个非空的不可辨别的集合， 方法数为</text:span><text:span text:style-name="T1">S(n-1,k-1)</text:span><text:span text:style-name="T2">；也可以前</text:span><text:span text:style-name="T1">n-1</text:span><text:span text:style-name="T2">种物品构成</text:span><text:span text:style-name="T1">k</text:span><text:span text:style-name="T2">个非空的不可辨别的 集合，第</text:span><text:span text:style-name="T1">n</text:span><text:span text:style-name="T2">个物品放入任意一个中，这样有</text:span><text:span text:style-name="T1">k*S(n-1,k)</text:span><text:span text:style-name="T2">种方法。</text:span></text:p>
            </text:list-item>
            <text:list-item>
              <text:p text:style-name="P14"><draw:frame draw:style-name="fr2" draw:name="graphics27" text:anchor-type="as-char" svg:width="3.1146in" svg:height="0.2189in" draw:z-index="26"><draw:image xlink:href="http://upload.wikimedia.org/math/1/f/3/1f3f29aa95e728d53b2ef8443eb38a76.png" xlink:type="simple" xlink:show="embed" xlink:actuate="onLoad"/><svg:title>S(n,n-1)=C(n,2)=n(n-1)/2</svg:title></draw:frame></text:p>
            </text:list-item>
            <text:list-item>
              <text:p text:style-name="P14"><draw:frame draw:style-name="fr2" draw:name="graphics28" text:anchor-type="as-char" svg:width="1.6665in" svg:height="0.2602in" draw:z-index="27"><draw:image xlink:href="http://upload.wikimedia.org/math/0/4/d/04db38b591eb09e7fd1ee1a72693fd71.png" xlink:type="simple" xlink:show="embed" xlink:actuate="onLoad"/><svg:title>S(n,2)=2^{n-1} - 1</svg:title></draw:frame></text:p>
            </text:list-item>
            <text:list-item>
              <text:p text:style-name="P14"><draw:frame draw:style-name="fr2" draw:name="graphics29" text:anchor-type="as-char" svg:width="2.9374in" svg:height="0.5937in" draw:z-index="28"><draw:image xlink:href="http://upload.wikimedia.org/math/8/8/d/88d444458845067a4c26b4caab14ca31.png" xlink:type="simple" xlink:show="embed" xlink:actuate="onLoad"/><svg:title>S(n,k) =\frac{1}{k!}\sum_{j=1}^{k}(-1)^{k-j} C(k,j) j^n</svg:title></draw:frame></text:p>
            </text:list-item>
            <text:list-item>
              <text:p text:style-name="P14"><draw:frame draw:style-name="fr2" draw:name="graphics30" text:anchor-type="as-char" svg:width="1.4272in" svg:height="0.5102in" draw:z-index="29"><draw:image xlink:href="http://upload.wikimedia.org/math/0/1/7/0176c9799d83deabb4ce40ff28c040cb.png" xlink:type="simple" xlink:show="embed" xlink:actuate="onLoad"/><svg:title>B_n=\sum_{k=1}^n S(n,k)</svg:title></draw:frame></text:p>
            </text:list-item>
          </text:list>
          <text:p text:style-name="P2"><text:span text:style-name="T7"><draw:frame draw:style-name="fr2" draw:name="graphics31" text:anchor-type="as-char" svg:width="0.6563in" svg:height="0.2398in" draw:z-index="30"><draw:image xlink:href="http://upload.wikimedia.org/math/c/a/8/ca830fe3fd6055b390de28e2183d858a.png" xlink:type="simple" xlink:show="embed" xlink:actuate="onLoad"/><svg:title>C(k,j)</svg:title></draw:frame></text:span><text:span text:style-name="T8">是二項式係數，</text:span><text:span text:style-name="T5">B_n</text:span><text:span text:style-name="T8">是</text:span><text:a xlink:type="simple" xlink:href="http://zh.wikipedia.org/wiki/貝爾數"><text:span text:style-name="T10">貝爾數</text:span></text:a><text:span text:style-name="T8">。</text:span></text:p>
          <text:h text:style-name="P16" text:outline-level="2"><text:bookmark text:name=".E5.85.A9.E8.80.85.E9.97.9C.E4.BF.82"/><text:span text:style-name="T9">兩者關係</text:span><text:span text:style-name="T6">[</text:span><text:a xlink:type="simple" xlink:href="http://zh.wikipedia.org/w/index.php?title=斯特灵数&amp;action=edit&amp;section=3"><text:span text:style-name="T11">编辑</text:span></text:a><text:span text:style-name="T6">]</text:span></text:h>
          <text:p text:style-name="P3"><draw:frame draw:style-name="fr2" draw:name="graphics32" text:anchor-type="as-char" svg:width="4.4272in" svg:height="0.552in" draw:z-index="31"><draw:image xlink:href="http://upload.wikimedia.org/math/d/b/a/dba8ec575e9a0fbf09dca874b4979252.png" xlink:type="simple" xlink:show="embed" xlink:actuate="onLoad"/><svg:title>\sum_{n=0}^{\max\{j,k \}} S(n,j) s(k,n) = \sum_{n=0}^{\max\{j,k \}} s(n,j) S(k,n) = \delta_{jk}</svg:title></draw:frame></text:p>
          <text:p text:style-name="P2"><text:span text:style-name="T7"><draw:frame draw:style-name="fr2" draw:name="graphics33" text:anchor-type="as-char" svg:width="0.2398in" svg:height="0.2083in" draw:z-index="32"><draw:image xlink:href="http://upload.wikimedia.org/math/5/6/b/56b6aa45ae8fc4b61f2a0821b23e4fa6.png" xlink:type="simple" xlink:show="embed" xlink:actuate="onLoad"/><svg:title>\delta_{jk}</svg:title></draw:frame></text:span><text:span text:style-name="T8">是</text:span><text:a xlink:type="simple" xlink:href="http://zh.wikipedia.org/wiki/克羅內克爾δ"><text:span text:style-name="T10">克羅內克爾</text:span></text:a><text:a xlink:type="simple" xlink:href="http://zh.wikipedia.org/wiki/克羅內克爾δ"><text:span text:style-name="T12">δ</text:span></text:a><text:span text:style-name="T8">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yc </meta:initial-creator>
    <meta:creation-date>2013-08-19T15:22:16</meta:creation-date>
    <dc:date>2013-08-19T15:24:33</dc:date>
    <dc:creator>zyc </dc:creator>
    <meta:editing-duration>P0D</meta:editing-duration>
    <meta:editing-cycles>1</meta:editing-cycles>
    <meta:document-statistic meta:table-count="0" meta:image-count="33" meta:object-count="0" meta:page-count="3" meta:paragraph-count="51" meta:word-count="240" meta:character-count="983" meta:non-whitespace-character-count="1057"/>
    <meta:generator>LibreOffice/3.5$Linux_X86_64 LibreOffice_project/350m1$Build-2</meta:generator>
  </office:meta>
</office:document-meta>
</file>